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1.249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4.242cm"/>
    </style:style>
    <style:style style:name="co7" style:family="table-column">
      <style:table-column-properties fo:break-before="auto" style:column-width="1.979cm"/>
    </style:style>
    <style:style style:name="co8" style:family="table-column">
      <style:table-column-properties fo:break-before="auto" style:column-width="2.154cm"/>
    </style:style>
    <style:style style:name="co9" style:family="table-column">
      <style:table-column-properties fo:break-before="auto" style:column-width="3.692cm"/>
    </style:style>
    <style:style style:name="co10" style:family="table-column">
      <style:table-column-properties fo:break-before="auto" style:column-width="3.297cm"/>
    </style:style>
    <style:style style:name="co11" style:family="table-column">
      <style:table-column-properties fo:break-before="auto" style:column-width="3.406cm"/>
    </style:style>
    <style:style style:name="co12" style:family="table-column">
      <style:table-column-properties fo:break-before="auto" style:column-width="3.341cm"/>
    </style:style>
    <style:style style:name="co13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3.385cm"/>
    </style:style>
    <style:style style:name="ro4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999999" style:text-align-source="fix" style:repeat-content="false" fo:border-left="none" fo:border-right="0.018cm solid #000000" fo:border-top="non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8cm solid #000000" style:text-align-source="fix" style:repeat-content="false" fo:background-color="transparent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8cm solid #000000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8cm solid #000000" fo:background-color="#999999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dddddd" style:text-align-source="fix" style:repeat-content="false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18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18cm solid #000000" style:text-align-source="fix" style:repeat-content="false" fo:border-left="0.018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18cm solid #000000" fo:border-right="none" fo:border-top="0.018cm solid #000000"/>
      <style:paragraph-properties fo:text-align="center" fo:margin-left="0cm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5" table:default-cell-style-name="ce11"/>
        <table:table-column table:style-name="co14" table:number-columns-repeated="1010" table:default-cell-style-name="ce11"/>
        <table:table-column table:style-name="co14" table:default-cell-style-name="ce15"/>
        <table:table-row table:style-name="ro2">
          <table:table-cell table:style-name="ce1" office:value-type="string">
            <text:p>name,</text:p>
          </table:table-cell>
          <table:table-cell table:style-name="ce7" office:value-type="string">
            <text:p>tc,</text:p>
          </table:table-cell>
          <table:table-cell table:style-name="ce7" office:value-type="string">
            <text:p>type,</text:p>
          </table:table-cell>
          <table:table-cell table:style-name="ce7" office:value-type="string">
            <text:p>subtype,</text:p>
          </table:table-cell>
          <table:table-cell table:style-name="ce7" office:value-type="string">
            <text:p>sprite,</text:p>
          </table:table-cell>
          <table:table-cell table:style-name="ce7" office:value-type="string">
            <text:p>width,</text:p>
          </table:table-cell>
          <table:table-cell table:style-name="ce7" office:value-type="string">
            <text:p>height,</text:p>
          </table:table-cell>
          <table:table-cell table:style-name="ce7" office:value-type="string">
            <text:p>maxDurability,</text:p>
          </table:table-cell>
          <table:table-cell table:style-name="ce7" office:value-type="string">
            <text:p>minDefence,</text:p>
          </table:table-cell>
          <table:table-cell table:style-name="ce7" office:value-type="string">
            <text:p>maxDefence,</text:p>
          </table:table-cell>
          <table:table-cell table:style-name="ce7" office:value-type="string">
            <text:p>reqStrength,</text:p>
          </table:table-cell>
          <table:table-cell table:style-name="ce7" office:value-type="string">
            <text:p>reqLevel,</text:p>
          </table:table-cell>
          <table:table-cell table:style-name="ce7" office:value-type="string">
            <text:p>maxSockets,</text:p>
          </table:table-cell>
          <table:table-cell table:style-name="ce13" table:number-columns-repeated="1010"/>
          <table:table-cell table:style-name="ce14"/>
        </table:table-row>
        <table:table-row table:style-name="ro4">
          <table:table-cell table:style-name="ce2" office:value-type="string">
            <text:p>Hoo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Hood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Cervellier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Cervelliere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Coppergate Helmet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CoppergateHelmet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Mask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Mask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Barbuta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Barbuta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orned Helm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HornedHelm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Great Helm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GreatHelm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Crown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Crown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Bone Helm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BoneHelm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Clothes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Clothe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Quilted Tunic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QuiltedTunic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Leather Armor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LeatherArmo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Brigandine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Brigandine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21">
            <text:p>2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Chain Mail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ChainMail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Hauber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Hauberk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Cuirass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Cuiras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Light Plate Armor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LightPlateArmo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Full Plate Armor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FullPlateArmo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Ancient Armor</text:p>
          </table:table-cell>
          <table:table-cell table:style-name="ce9" office:value-type="float" office:value="9">
            <text:p>9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AncientArmo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Buckler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Buckler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Small Shield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SmallShield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Large Shield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Large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Kite Shield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Kite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Spiked Shield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Spiked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Tower Shield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Tower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Bone Shield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Bone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Gothic Shield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Gothic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Leather Gloves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hands</text:p>
          </table:table-cell>
          <table:table-cell table:style-name="ce9" office:value-type="string">
            <text:p>spr_LeatherGlov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Heavy Leather Glove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hands</text:p>
          </table:table-cell>
          <table:table-cell table:style-name="ce9" office:value-type="string">
            <text:p>spr_HeavyLeatherGlov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Chain Gloves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hands</text:p>
          </table:table-cell>
          <table:table-cell table:style-name="ce9" office:value-type="string">
            <text:p>spr_ChainGlov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8">
            <text:p>18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Light Gauntlets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hands</text:p>
          </table:table-cell>
          <table:table-cell table:style-name="ce9" office:value-type="string">
            <text:p>spr_LightGauntle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5">
            <text:p>2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Gauntlets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hands</text:p>
          </table:table-cell>
          <table:table-cell table:style-name="ce9" office:value-type="string">
            <text:p>spr_Gauntle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5">
            <text:p>3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Sash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Sash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Light Bel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Light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4">
            <text:p>14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Belt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1">
            <text:p>2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eavy Belt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Heavy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8">
            <text:p>28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Chain Belt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Chain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4">
            <text:p>34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Plated Belt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Plated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50">
            <text:p>50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Sandals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Sandl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Leather Shoe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LeatherSho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Leather Boot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LeatherBoo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Chain Boots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ChainBoo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2">
            <text:p>2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Light Plated Boots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LightPlatedBoo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32">
            <text:p>3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Greaves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Greav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8">
            <text:p>48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4" table:number-rows-repeated="10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style-name="ce6"/>
          <table:table-cell table:style-name="ce12" table:number-columns-repeated="1022"/>
          <table:table-cell table:style-name="ce16"/>
        </table:table-row>
      </table:table>
      <table:table table:name="Sheet2" table:style-name="ta1" table:print="false">
        <table:table-column table:style-name="co1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4">
          <table:table-cell/>
        </table:table-row>
      </table:table>
      <table:database-ranges>
        <table:database-range table:name="__Anonymous_Sheet_DB__1" table:target-range-address="Sheet1.A1:Sheet1.M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2018-05-05</text:date>, <text:time>20:5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17:25:10.96</meta:creation-date>
    <dc:date>2018-05-05T20:59:26.11</dc:date>
    <dc:creator>Riley Runchey</dc:creator>
    <meta:editing-duration>PT1H57M52S</meta:editing-duration>
    <meta:editing-cycles>4</meta:editing-cycles>
    <meta:generator>OpenOffice/4.1.0$Win32 OpenOffice.org_project/410m18$Build-9764</meta:generator>
    <meta:document-statistic meta:table-count="3" meta:cell-count="585" meta:object-count="0"/>
  </office:meta>
</office:document-meta>
</file>